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Mapbox </text:span></text:p>
          <text:p text:style-name="P1"><text:span text:style-name="T1">Vector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Mapbox Sty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Styled Layer </text:span></text:p>
          <text:p text:style-name="P1"><text:span text:style-name="T1">Descriptor</text:span></text:p>
          <text:p text:style-name="P1"><text:span text:style-name="T1">(SL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OGC API - </text:span></text:p>
          <text:p text:style-name="P1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STAplus T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2cm">
          <text:p text:style-name="P1"><text:span text:style-name="T1">MiraMon </text:span></text:p>
          <text:p text:style-name="P1"><text:span text:style-name="T1">Map 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1.1cm" svg:y="6.9cm">
          <text:p text:style-name="P5"><text:span text:style-name="T1">OGC API - </text:span></text:p>
          <text:p text:style-name="P5"><text:span text:style-name="T1">Styl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4cm" svg:y="6.9cm">
          <text:p text:style-name="P5"><text:span text:style-name="T1">OGC Sensor </text:span></text:p>
          <text:p text:style-name="P5"><text:span text:style-name="T1">Things API </text:span></text:p>
          <text:p text:style-name="P5"><text:span text:style-name="T1">Plus -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1cm" svg:y="4.4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8cm" svg:y="9.6cm">
          <text:p text:style-name="P1"><text:span text:style-name="T1">GeoTools </text:span></text:p>
          <text:p text:style-name="P1"><text:span text:style-name="T1">(TB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3cm" svg:y="4.4cm">
          <text:p text:style-name="P1"><text:span text:style-name="T1">Map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6cm" svg:y="4.4cm">
          <text:p text:style-name="P1"><text:span text:style-name="T1">P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3.8cm" svg:y="4.4cm">
          <text:p text:style-name="P1"><text:span text:style-name="T1">JPE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2.2cm">
          <text:p text:style-name="P1"><text:span text:style-name="T1">Hexagon</text:span></text:p>
          <text:p text:style-name="P1"><text:span text:style-name="T1">Luciad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1.9cm">
          <text:p text:style-name="P1"><text:span text:style-name="T1">xyz2og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12-01T16:13:26.411820810</dc:date>
    <meta:editing-duration>PT3H41M13S</meta:editing-duration>
    <meta:editing-cycles>138</meta:editing-cycles>
    <meta:document-statistic meta:object-count="54"/>
  </office:meta>
</office:document-meta>
</file>